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0109" officeooo:paragraph-rsid="00190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ommand History</text:p>
            <text:p text:style-name="P1">Other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dit Source Fil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valuation Commands</text:p>
            <text:p text:style-name="P1">Other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eneral Commands</text:p>
            <text:p text:style-name="P1">ess-doc-map</text:p>
            <text:p text:style-name="P1">ess-extra-map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05:04.414000000</meta:creation-date>
    <dc:date>2019-05-30T13:15:41.161000000</dc:date>
    <meta:editing-duration>PT26S</meta:editing-duration>
    <meta:editing-cycles>1</meta:editing-cycles>
    <meta:document-statistic meta:table-count="1" meta:image-count="0" meta:object-count="0" meta:page-count="1" meta:paragraph-count="8" meta:word-count="13" meta:character-count="103" meta:non-whitespace-character-count="98"/>
    <meta:generator>LibreOffice/6.2.3.2$Windows_X86_64 LibreOffice_project/aecc05fe267cc68dde00352a451aa867b3b546ac</meta:generator>
  </office:meta>
</office:document-meta>
</file>